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Liberation Sans" svg:font-family="'Liberation Sans'" style:font-family-generic="roman" style:font-pitch="variable"/>
    <style:font-face style:name="inherit" svg:font-family="inherit" style:font-family-generic="roman" style:font-pitch="variable"/>
    <style:font-face style:name="Aparajita" svg:font-family="Aparajita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Historic" svg:font-family="'Segoe UI Histori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>
      <style:paragraph-properties fo:line-height="80%"/>
    </style:style>
    <style:style style:name="P4" style:family="paragraph" style:parent-style-name="Standard">
      <style:paragraph-properties fo:line-height="75%"/>
    </style:style>
    <style:style style:name="P5" style:family="paragraph" style:parent-style-name="Standard">
      <style:paragraph-properties fo:line-height="75%"/>
      <style:text-properties officeooo:paragraph-rsid="0019d15a"/>
    </style:style>
    <style:style style:name="P6" style:family="paragraph" style:parent-style-name="Standard">
      <style:text-properties style:font-name="Arial" style:font-name-complex="Arial2"/>
    </style:style>
    <style:style style:name="P7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8" style:family="paragraph" style:parent-style-name="Standard">
      <style:paragraph-properties fo:line-height="80%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line-height="150%"/>
      <style:text-properties officeooo:paragraph-rsid="0019d15a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color="#1c1e21" style:font-name="inherit" fo:font-size="11.5pt" style:font-size-asian="11.5pt" style:font-name-complex="Segoe UI Historic" style:font-size-complex="11.5pt"/>
    </style:style>
    <style:style style:name="P13" style:family="paragraph" style:parent-style-name="Standard">
      <style:text-properties officeooo:paragraph-rsid="0019d15a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 style:master-page-name="Standard">
      <style:paragraph-properties fo:line-height="80%" style:page-number="auto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Imprint MT Shadow" fo:font-size="28pt" style:font-size-asian="28pt" style:font-name-complex="Aparajita" style:font-size-complex="28pt"/>
    </style:style>
    <style:style style:name="T2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3" style:family="text">
      <style:text-properties style:font-name="Arial" fo:font-weight="bold" style:font-weight-asian="bold" style:font-name-complex="Arial2" style:font-weight-complex="bold"/>
    </style:style>
    <style:style style:name="T4" style:family="text">
      <style:text-properties style:font-name="Arial" fo:font-weight="bold" officeooo:rsid="0019d15a" style:font-weight-asian="bold" style:font-name-complex="Arial2" style:font-weight-complex="bold"/>
    </style:style>
    <style:style style:name="T5" style:family="text">
      <style:text-properties style:font-name="Arial" style:font-name-complex="Arial2"/>
    </style:style>
    <style:style style:name="T6" style:family="text">
      <style:text-properties style:font-name="Arial" officeooo:rsid="0019d15a" style:font-name-complex="Arial2"/>
    </style:style>
    <style:style style:name="T7" style:family="text">
      <style:text-properties style:font-name="Arial" fo:font-size="13pt" fo:font-weight="bold" style:font-size-asian="13pt" style:font-weight-asian="bold" style:font-name-complex="Arial2" style:font-size-complex="13pt" style:font-weight-complex="bold"/>
    </style:style>
    <style:style style:name="T8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9" style:family="text">
      <style:text-properties style:font-name="Arial" fo:font-size="12pt" style:font-size-asian="12pt" style:font-name-complex="Arial2" style:font-size-complex="12pt"/>
    </style:style>
    <style:style style:name="T10" style:family="text">
      <style:text-properties fo:color="#0563c1" style:font-name="Arial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11" style:family="text">
      <style:text-properties fo:color="#0563c1" style:font-name="Arial" style:text-underline-style="solid" style:text-underline-width="auto" style:text-underline-color="font-color" fo:font-weight="bold" officeooo:rsid="0019d15a" style:font-weight-asian="bold" style:font-name-complex="Arial2" style:font-weight-complex="bold"/>
    </style:style>
    <style:style style:name="T12" style:family="text">
      <style:text-properties fo:color="#4472c4" style:font-name="Arial Black" fo:font-size="14pt" style:font-size-asian="14pt" style:font-name-complex="Aparajita" style:font-size-complex="14pt"/>
    </style:style>
    <style:style style:name="T13" style:family="text">
      <style:text-properties fo:color="#4472c4" style:font-name="Arial Black" fo:font-size="14pt" style:font-size-asian="14pt" style:font-size-complex="14pt"/>
    </style:style>
    <style:style style:name="T14" style:family="text">
      <style:text-properties style:text-position="super 58%" style:font-name="Arial" fo:font-size="12pt" fo:font-weight="bold" style:font-size-asian="12pt" style:font-weight-asian="bold" style:font-name-complex="Arial2" style:font-size-complex="12pt" style:font-weight-complex="bold"/>
    </style:style>
    <style:style style:name="T15" style:family="text">
      <style:text-properties fo:color="#1c1e21" style:font-name="Arial" fo:font-weight="bold" style:font-weight-asian="bold" style:font-name-complex="Arial2" style:font-weight-complex="bold"/>
    </style:style>
    <style:style style:name="T16" style:family="text">
      <style:text-properties fo:color="#1c1e21" style:font-name="Arial" style:font-name-complex="Arial2"/>
    </style:style>
    <style:style style:name="T17" style:family="text">
      <style:text-properties officeooo:rsid="0019d15a"/>
    </style:style>
    <style:style style:name="Sect1" style:family="section">
      <style:section-properties text:dont-balance-text-columns="true" style:editable="false">
        <style:columns fo:column-count="2">
          <style:column style:rel-width="34518*" fo:start-indent="0in" fo:end-indent="0.45in"/>
          <style:column style:rel-width="31017*" fo:start-indent="0.45in" fo:end-indent="0in"/>
        </style:columns>
      </style:section-properties>
    </style:style>
    <style:style style:name="gr1" style:family="graphic">
      <style:graphic-properties draw:stroke="solid" svg:stroke-width="0.031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"><text:span text:style-name="T1">Conor Golden</text:span><text:span text:style-name="T2"> <text:s text:c="24"/>Clifton Park, NY <text:s/>(518) 944-7936</text:span></text:p>
        <text:p text:style-name="P4"><text:a xlink:type="simple" xlink:href="mailto:conorgolden1@hotmail.com" text:style-name="Standard" text:visited-style-name="Standard"><text:span text:style-name="T10">conorgolden1@hotmail.com</text:span></text:a></text:p>
        <text:p text:style-name="P4"><text:span text:style-name="Internet_20_link"><text:span text:style-name="T3">github.com/goldencm</text:span></text:span></text:p>
        <text:p text:style-name="P5"><text:span text:style-name="Internet_20_link"><text:span text:style-name="T4">g</text:span></text:span><text:span text:style-name="Internet_20_link"><text:span text:style-name="T11">oldencm</text:span></text:span><text:span text:style-name="Internet_20_link"><text:span text:style-name="T4">.</text:span></text:span><text:span text:style-name="Internet_20_link"><text:span text:style-name="T11">codes</text:span></text:span></text:p>
        <text:p text:style-name="P4"><text:span text:style-name="T12">Education</text:span></text:p>
        <text:p text:style-name="Standard"><text:span text:style-name="T3">Bachelor of Science: </text:span><text:span text:style-name="T5">Computer Science <text:s text:c="8"/>(Cum Laude) Spring 2021</text:span></text:p>
        <text:p text:style-name="Standard"><text:span text:style-name="T3">State University of New York Potsdam <text:s text:c="2"/></text:span><text:span text:style-name="T5">Potsdam, NY</text:span> <text:s text:c="2"/></text:p>
        <text:p text:style-name="P6"><draw:line text:anchor-type="paragraph" draw:z-index="0" draw:name="Straight Connector 1" draw:style-name="gr1" draw:text-style-name="P16" svg:x1="0in" svg:y1="0.0835in" svg:x2="3.428in" svg:y2="0.0835in"><text:p/></draw:line></text:p>
        <text:p text:style-name="Standard"><text:span text:style-name="T3">Associates in Science: </text:span><text:span text:style-name="T5">General Studies <text:s text:c="8"/>Spring 2018</text:span><text:span text:style-name="T3"> <text:s text:c="4"/></text:span></text:p>
        <text:p text:style-name="Standard"><text:span text:style-name="T3">Hudson Valley Community College <text:s text:c="32"/></text:span><text:span text:style-name="T5">Troy, NY</text:span></text:p>
        <text:p text:style-name="Standard"><text:span text:style-name="T13">Work History</text:span></text:p>
        <text:p text:style-name="Standard"><text:span text:style-name="T7">Computer Science Student Tutor</text:span><text:span text:style-name="T8">, </text:span><text:span text:style-name="T9">Remote August 2020 – May 2021</text:span></text:p>
        <text:list xml:id="list647187894" text:style-name="WWNum1">
          <text:list-item>
            <text:p text:style-name="P1"><text:span text:style-name="T5">Tutored Computer Science undergraduate students</text:span></text:p>
          </text:list-item>
          <text:list-item>
            <text:p text:style-name="P1"><text:span text:style-name="T5">Assisted students with coursework</text:span></text:p>
          </text:list-item>
          <text:list-item>
            <text:p text:style-name="P1"><text:span text:style-name="T5">Guided students toward writing clean code</text:span></text:p>
          </text:list-item>
          <text:list-item>
            <text:p text:style-name="P1"><text:span text:style-name="T5">Helped students remedy coding errors</text:span></text:p>
          </text:list-item>
        </text:list>
        <text:p text:style-name="Standard"><text:span text:style-name="T7">Moore’s Tree Service</text:span><text:span text:style-name="T8">, </text:span><text:span text:style-name="T9">Clifton Park, NY<text:tab/> <text:s text:c="3"/>May 2020 – August 2020</text:span></text:p>
        <text:list xml:id="list1806383724" text:style-name="WWNum2">
          <text:list-item>
            <text:p text:style-name="P2"><text:span text:style-name="T9">Climbined and performed all aspects of tree removal</text:span></text:p>
          </text:list-item>
          <text:list-item>
            <text:p text:style-name="P2"><text:span text:style-name="T9">Represented the company and handled client relations</text:span></text:p>
          </text:list-item>
        </text:list>
        <text:p text:style-name="P7"/>
        <text:p text:style-name="Standard"><text:span text:style-name="T13">Course Work</text:span></text:p>
        <text:p text:style-name="P4">Database Systems</text:p>
        <text:p text:style-name="P4">Data Structures and Algorithms</text:p>
        <text:p text:style-name="P4">Introduction to Computer Systems</text:p>
        <text:p text:style-name="P4">Operating Systems</text:p>
        <text:p text:style-name="P4">Python Machine Learning</text:p>
        <text:p text:style-name="P4">Computer Networks</text:p>
        <text:p text:style-name="P4">Programming Languages</text:p>
        <text:p text:style-name="P4"/>
        <text:p text:style-name="P3"><text:span text:style-name="T2"><text:s/></text:span></text:p>
        <text:p text:style-name="P8"/>
        <text:p text:style-name="Standard"><text:span text:style-name="T13">Technical Skills</text:span></text:p>
        <text:p text:style-name="P9"><text:span text:style-name="T5">Git, Gradle, SQL, MySQL, </text:span><text:span text:style-name="T6">Angular,</text:span><text:span text:style-name="T5"> <text:s text:c="5"/>Django, Docker, MongoDB, CSS, <text:s text:c="10"/>HTML, Numpy,</text:span></text:p>
        <text:p text:style-name="P10"/>
        <text:p text:style-name="Standard"><text:span text:style-name="T13">Programming Languages</text:span></text:p>
        <text:p text:style-name="P13"><text:span text:style-name="T3">Expertise in </text:span><text:span text:style-name="T5">Rust, Python, Java</text:span></text:p>
        <text:p text:style-name="Standard"><text:span text:style-name="T3">Experience in</text:span><text:span text:style-name="T5"> </text:span><text:span text:style-name="T6">TypeScript/JavaScript, </text:span><text:span text:style-name="T5">Scheme, C++, CSS/HTML</text:span></text:p>
        <text:p text:style-name="P6"/>
        <text:p text:style-name="Standard"><text:span text:style-name="T13">Awards</text:span></text:p>
        <text:p text:style-name="Standard"><text:span text:style-name="T8">Fall 2019 Dean’s List (SUNY Potsdam)</text:span></text:p>
        <text:p text:style-name="Standard"><text:span text:style-name="T8">Spring 2020 Presidents List (SUNY Potsdam)</text:span></text:p>
        <text:p text:style-name="Standard"><text:span text:style-name="T8">Fall 2020 Presidents List (SUNY Potsdam)</text:span></text:p>
        <text:p text:style-name="P14"><text:span text:style-name="T8">1</text:span><text:span text:style-name="T14">st</text:span><text:span text:style-name="T8"> Place SUNY Potsdam Hackathon</text:span></text:p>
        <text:p text:style-name="P14"><text:span text:style-name="T8">Spring 2021</text:span></text:p>
        <text:p text:style-name="P11"/>
        <text:p text:style-name="Standard"><text:span text:style-name="T13">Activities</text:span></text:p>
        <text:p text:style-name="Standard"><text:span text:style-name="T5">SUNY Potsdam ACM Member</text:span></text:p>
        <text:p text:style-name="P6"/>
        <text:p text:style-name="Standard"><text:span text:style-name="T13">Volunteer Experience</text:span></text:p>
        <text:p text:style-name="Standard"><text:span text:style-name="T15">Open World Relief </text:span><text:span text:style-name="T16">– Summer 2018</text:span></text:p>
        <text:p text:style-name="Standard"><text:span text:style-name="T16">Volunteered in Puerto Rico for relief work after Hurricane Maria.</text:span></text:p>
        <text:p text:style-name="P12"/>
        <text:p text:style-name="Standard"><text:span text:style-name="T13">Objective</text:span></text:p>
        <text:p text:style-name="Standard"><text:span text:style-name="T5">Opportunity to utilize my technical expertise and problem-solving skills. Looking to further my experience in new forms technology. <text:s/>Willing to relocate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Liberation Sans" svg:font-family="'Liberation Sans'" style:font-family-generic="roman" style:font-pitch="variable"/>
    <style:font-face style:name="inherit" svg:font-family="inherit" style:font-family-generic="roman" style:font-pitch="variable"/>
    <style:font-face style:name="Aparajita" svg:font-family="Aparajita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Historic" svg:font-family="'Segoe UI Histori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c0c0c0"/>
    </style:style>
    <style:style style:name="ListLabel_20_1" style:display-name="ListLabel 1" style:family="text">
      <style:text-properties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91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nor M Golden</meta:initial-creator>
    <meta:editing-cycles>3</meta:editing-cycles>
    <meta:creation-date>2021-09-12T20:29:00</meta:creation-date>
    <dc:date>2021-10-05T09:40:23.638276413</dc:date>
    <dc:language>en-US</dc:language>
    <meta:editing-duration>PT1M28S</meta:editing-duration>
    <meta:generator>LibreOffice/6.4.7.2$Linux_X86_64 LibreOffice_project/40$Build-2</meta:generator>
    <meta:document-statistic meta:table-count="0" meta:image-count="0" meta:object-count="0" meta:page-count="1" meta:paragraph-count="45" meta:word-count="220" meta:character-count="1659" meta:non-whitespace-character-count="13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